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7"/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15"/>
    <style:style style:name="ce13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6" style:family="table-cell" style:parent-style-name="Default" style:data-style-name="N37">
      <style:table-cell-properties style:vertical-align="middle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18" style:family="table-cell" style:parent-style-name="Default" style:data-style-name="N0">
      <style:text-properties fo:color="#FF0000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imingAnalysis_(2)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4"/>
        <table:table-column table:style-name="co1" table:default-cell-style-name="ce3"/>
        <table:table-column table:style-name="co4" table:number-columns-repeated="16374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number-columns-repeated="5"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3.6721900000000001" table:style-name="ce2">
            <text:p>3.67219</text:p>
          </table:table-cell>
          <table:table-cell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2"/>
          <table:table-cell office:value-type="string" table:style-name="ce2">
            <text:p>C1 =</text:p>
          </table:table-cell>
          <table:table-cell office:value-type="float" office:value="-7.9237200000000001E-5" table:style-name="ce5">
            <text:p>-7.92E-005</text:p>
          </table:table-cell>
          <table:table-cell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2"/>
          <table:table-cell office:value-type="string" table:style-name="ce2">
            <text:p>C2 =</text:p>
          </table:table-cell>
          <table:table-cell office:value-type="float" office:value="2.53377E-9" table:style-name="ce5">
            <text:p>2.53E-009</text:p>
          </table:table-cell>
          <table:table-cell table:style-name="ce2"/>
          <table:table-cell office:value-type="string" table:style-name="ce11">
            <text:p>Curve Fit</text:p>
          </table:table-cell>
          <table:table-cell office:value-type="string" table:number-columns-spanned="3" table:number-rows-spanned="1" table:style-name="ce8">
            <text:p><text:s text:c="2"/>= C0+C1*N^1+C2*n^2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table:number-columns-repeated="6" table:style-name="ce2"/>
          <table:table-cell office:value-type="string" table:style-name="ce7">
            <text:p><text:s text:c="2"/>=$G$5+$G$6*G13+$G$7*H13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2">
            <text:p>y`=y+e</text:p>
          </table:table-cell>
          <table:table-cell table:number-columns-repeated="3"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14">
            <text:p>f.dat file</text:p>
          </table:table-cell>
          <table:table-cell office:value-type="string" table:number-columns-spanned="3" table:number-rows-spanned="1" table:style-name="ce9">
            <text:p>r.dat file</text:p>
          </table:table-cell>
          <table:covered-table-cell table:number-columns-repeated="2"/>
          <table:table-cell table:style-name="ce4"/>
          <table:table-cell office:value-type="string" table:style-name="ce3">
            <text:p><text:s/>= I13-E13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2">
            <text:p>Cou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ime(secs)</text:p>
          </table:table-cell>
          <table:table-cell office:value-type="string" table:style-name="ce10">
            <text:p>N^0</text:p>
          </table:table-cell>
          <table:table-cell office:value-type="string" table:style-name="ce10">
            <text:p>N^1</text:p>
          </table:table-cell>
          <table:table-cell office:value-type="string" table:style-name="ce10">
            <text:p>N^2</text:p>
          </table:table-cell>
          <table:table-cell office:value-type="string" table:style-name="ce4">
            <text:p>Curve Fit</text:p>
          </table:table-cell>
          <table:table-cell office:value-type="string" table:style-name="ce3">
            <text:p>Deviation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200000" table:style-name="ce2">
            <text:p>200000</text:p>
          </table:table-cell>
          <table:table-cell office:value-type="float" office:value="90.66" table:style-name="ce2">
            <text:p>90.66</text:p>
          </table:table-cell>
          <table:table-cell office:value-type="float" office:value="1" table:style-name="ce10">
            <text:p>1</text:p>
          </table:table-cell>
          <table:table-cell office:value-type="float" office:value="200000" table:formula="of:=[.D13]" table:style-name="ce10">
            <text:p>200000</text:p>
          </table:table-cell>
          <table:table-cell office:value-type="float" office:value="40000000000" table:formula="of:=[.G13]*[.G13]" table:style-name="ce10">
            <text:p>40000000000</text:p>
          </table:table-cell>
          <table:table-cell office:value-type="float" office:value="89.175550000000001" table:formula="of:=[.$G$5]+[.$G$6]*[.G13]+[.$G$7]*[.H13]" table:style-name="ce6">
            <text:p>89.2</text:p>
          </table:table-cell>
          <table:table-cell office:value-type="float" office:value="-1.4844499999999954" table:formula="of:=[.I13]-[.E13]" table:style-name="ce3">
            <text:p>-1.4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2" table:style-name="ce2">
            <text:p>2</text:p>
          </table:table-cell>
          <table:table-cell office:value-type="float" office:value="180000" table:formula="of:=[.D13]-20000" table:style-name="ce2">
            <text:p>18000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10">
            <text:p>1</text:p>
          </table:table-cell>
          <table:table-cell office:value-type="float" office:value="180000" table:formula="of:=[.D14]" table:style-name="ce10">
            <text:p>180000</text:p>
          </table:table-cell>
          <table:table-cell office:value-type="float" office:value="32400000000" table:formula="of:=[.G14]*[.G14]" table:style-name="ce10">
            <text:p>32400000000</text:p>
          </table:table-cell>
          <table:table-cell office:value-type="float" office:value="71.503641999999999" table:formula="of:=[.$G$5]+[.$G$6]*[.G14]+[.$G$7]*[.H14]" table:style-name="ce6">
            <text:p>71.5</text:p>
          </table:table-cell>
          <table:table-cell office:value-type="float" office:value="1.5036419999999993" table:formula="of:=[.I14]-[.E14]" table:style-name="ce3">
            <text:p>1.5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" table:style-name="ce2">
            <text:p>3</text:p>
          </table:table-cell>
          <table:table-cell office:value-type="float" office:value="160000" table:formula="of:=[.D14]-20000" table:style-name="ce2">
            <text:p>160000</text:p>
          </table:table-cell>
          <table:table-cell office:value-type="float" office:value="55" table:style-name="ce2">
            <text:p>55</text:p>
          </table:table-cell>
          <table:table-cell office:value-type="float" office:value="1" table:style-name="ce10">
            <text:p>1</text:p>
          </table:table-cell>
          <table:table-cell office:value-type="float" office:value="160000" table:formula="of:=[.D15]" table:style-name="ce10">
            <text:p>160000</text:p>
          </table:table-cell>
          <table:table-cell office:value-type="float" office:value="25600000000" table:formula="of:=[.G15]*[.G15]" table:style-name="ce10">
            <text:p>25600000000</text:p>
          </table:table-cell>
          <table:table-cell office:value-type="float" office:value="55.858750000000008" table:formula="of:=[.$G$5]+[.$G$6]*[.G15]+[.$G$7]*[.H15]" table:style-name="ce6">
            <text:p>55.9</text:p>
          </table:table-cell>
          <table:table-cell office:value-type="float" office:value="0.85875000000000767" table:formula="of:=[.I15]-[.E15]" table:style-name="ce3">
            <text:p>0.8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" table:style-name="ce2">
            <text:p>4</text:p>
          </table:table-cell>
          <table:table-cell office:value-type="float" office:value="140000" table:formula="of:=[.D15]-20000" table:style-name="ce2">
            <text:p>140000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10">
            <text:p>1</text:p>
          </table:table-cell>
          <table:table-cell office:value-type="float" office:value="140000" table:formula="of:=[.D16]" table:style-name="ce10">
            <text:p>140000</text:p>
          </table:table-cell>
          <table:table-cell office:value-type="float" office:value="19600000000" table:formula="of:=[.G16]*[.G16]" table:style-name="ce10">
            <text:p>19600000000</text:p>
          </table:table-cell>
          <table:table-cell office:value-type="float" office:value="42.240874000000005" table:formula="of:=[.$G$5]+[.$G$6]*[.G16]+[.$G$7]*[.H16]" table:style-name="ce6">
            <text:p>42.2</text:p>
          </table:table-cell>
          <table:table-cell office:value-type="float" office:value="0.24087400000000514" table:formula="of:=[.I16]-[.E16]" table:style-name="ce3">
            <text:p>0.2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office:value-type="float" office:value="120000" table:formula="of:=[.D16]-20000" table:style-name="ce2">
            <text:p>120000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10">
            <text:p>1</text:p>
          </table:table-cell>
          <table:table-cell office:value-type="float" office:value="120000" table:formula="of:=[.D17]" table:style-name="ce10">
            <text:p>120000</text:p>
          </table:table-cell>
          <table:table-cell office:value-type="float" office:value="14400000000" table:formula="of:=[.G17]*[.G17]" table:style-name="ce10">
            <text:p>14400000000</text:p>
          </table:table-cell>
          <table:table-cell office:value-type="float" office:value="30.650014000000002" table:formula="of:=[.$G$5]+[.$G$6]*[.G17]+[.$G$7]*[.H17]" table:style-name="ce6">
            <text:p>30.7</text:p>
          </table:table-cell>
          <table:table-cell office:value-type="float" office:value="-0.34998599999999769" table:formula="of:=[.I17]-[.E17]" table:style-name="ce3">
            <text:p>-0.3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100000" table:formula="of:=[.D17]-20000" table:style-name="ce2">
            <text:p>100000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10">
            <text:p>1</text:p>
          </table:table-cell>
          <table:table-cell office:value-type="float" office:value="100000" table:formula="of:=[.D18]" table:style-name="ce10">
            <text:p>100000</text:p>
          </table:table-cell>
          <table:table-cell office:value-type="float" office:value="10000000000" table:formula="of:=[.G18]*[.G18]" table:style-name="ce10">
            <text:p>10000000000</text:p>
          </table:table-cell>
          <table:table-cell office:value-type="float" office:value="21.086170000000003" table:formula="of:=[.$G$5]+[.$G$6]*[.G18]+[.$G$7]*[.H18]" table:style-name="ce6">
            <text:p>21.1</text:p>
          </table:table-cell>
          <table:table-cell office:value-type="float" office:value="-0.91382999999999726" table:formula="of:=[.I18]-[.E18]" table:style-name="ce3">
            <text:p>-0.9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7" table:style-name="ce2">
            <text:p>7</text:p>
          </table:table-cell>
          <table:table-cell office:value-type="float" office:value="80000" table:formula="of:=[.D18]-20000" table:style-name="ce2">
            <text:p>8000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10">
            <text:p>1</text:p>
          </table:table-cell>
          <table:table-cell office:value-type="float" office:value="80000" table:formula="of:=[.D19]" table:style-name="ce10">
            <text:p>80000</text:p>
          </table:table-cell>
          <table:table-cell office:value-type="float" office:value="6400000000" table:formula="of:=[.G19]*[.G19]" table:style-name="ce10">
            <text:p>6400000000</text:p>
          </table:table-cell>
          <table:table-cell office:value-type="float" office:value="13.549342000000001" table:formula="of:=[.$G$5]+[.$G$6]*[.G19]+[.$G$7]*[.H19]" table:style-name="ce6">
            <text:p>13.5</text:p>
          </table:table-cell>
          <table:table-cell office:value-type="float" office:value="-0.45065799999999889" table:formula="of:=[.I19]-[.E19]" table:style-name="ce3">
            <text:p>-0.4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8" table:style-name="ce2">
            <text:p>8</text:p>
          </table:table-cell>
          <table:table-cell office:value-type="float" office:value="60000" table:formula="of:=[.D19]-20000" table:style-name="ce2">
            <text:p>6000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10">
            <text:p>1</text:p>
          </table:table-cell>
          <table:table-cell office:value-type="float" office:value="60000" table:formula="of:=[.D20]" table:style-name="ce10">
            <text:p>60000</text:p>
          </table:table-cell>
          <table:table-cell office:value-type="float" office:value="3600000000" table:formula="of:=[.G20]*[.G20]" table:style-name="ce10">
            <text:p>3600000000</text:p>
          </table:table-cell>
          <table:table-cell office:value-type="float" office:value="8.039530000000001" table:formula="of:=[.$G$5]+[.$G$6]*[.G20]+[.$G$7]*[.H20]" table:style-name="ce6">
            <text:p>8.0</text:p>
          </table:table-cell>
          <table:table-cell office:value-type="float" office:value="3.9530000000000953E-2" table:formula="of:=[.I20]-[.E20]" table:style-name="ce3">
            <text:p>0.0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" table:style-name="ce2">
            <text:p>9</text:p>
          </table:table-cell>
          <table:table-cell office:value-type="float" office:value="40000" table:formula="of:=[.D20]-20000" table:style-name="ce2">
            <text:p>4000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40000" table:formula="of:=[.D21]" table:style-name="ce10">
            <text:p>40000</text:p>
          </table:table-cell>
          <table:table-cell office:value-type="float" office:value="1600000000" table:formula="of:=[.G21]*[.G21]" table:style-name="ce10">
            <text:p>1600000000</text:p>
          </table:table-cell>
          <table:table-cell office:value-type="float" office:value="4.5567340000000005" table:formula="of:=[.$G$5]+[.$G$6]*[.G21]+[.$G$7]*[.H21]" table:style-name="ce6">
            <text:p>4.6</text:p>
          </table:table-cell>
          <table:table-cell office:value-type="float" office:value="0.55673400000000051" table:formula="of:=[.I21]-[.E21]" table:style-name="ce3">
            <text:p>0.5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2193in" svg:y="0.1264in" svg:width="13.6469in" svg:height="6.740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table table:name="OperationalAnalysis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1012" table:default-cell-style-name="ce1"/>
        <table:table-column table:style-name="co4" table:number-columns-repeated="15360" table:default-cell-style-name="ce1"/>
        <table:table-row table:style-name="ro3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"/>
          <table:table-cell office:value-type="string" table:style-name="ce1">
            <text:p>Operational Analysis for the Mark Sort Algorithm</text:p>
          </table:table-cell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0 =</text:p>
          </table:table-cell>
          <table:table-cell office:value-type="float" office:value="7087.71" table:style-name="ce1">
            <text:p>7087.71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1 =</text:p>
          </table:table-cell>
          <table:table-cell office:value-type="float" office:value="-46.880699999999997" table:style-name="ce1">
            <text:p>-46.8807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C2 =</text:p>
          </table:table-cell>
          <table:table-cell office:value-type="float" office:value="5.0607100000000003" table:style-name="ce1">
            <text:p>5.06071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2" table:style-name="ce2"/>
          <table:table-cell office:value-type="string" table:style-name="ce2">
            <text:p>f.dat file</text:p>
          </table:table-cell>
          <table:table-cell table:number-columns-repeated="3" table:style-name="ce2"/>
          <table:table-cell office:value-type="string" table:style-name="ce2">
            <text:p>Curve Fit</text:p>
          </table:table-cell>
          <table:table-cell table:number-columns-repeated="3" table:style-name="ce2"/>
          <table:table-cell office:value-type="string" table:style-name="ce3">
            <text:p>Curve Fit</text:p>
          </table:table-cell>
          <table:table-cell table:number-columns-repeated="16372" table:style-name="ce2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office:value-type="string" table:style-name="ce2">
            <text:p>f</text:p>
          </table:table-cell>
          <table:table-cell table:style-name="ce2"/>
          <table:table-cell table:style-name="ce1"/>
          <table:table-cell table:style-name="ce2"/>
          <table:table-cell office:value-type="string" table:style-name="ce3">
            <text:p>f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C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Sum of Ops</text:p>
          </table:table-cell>
          <table:table-cell office:value-type="string" table:style-name="ce2">
            <text:p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table:style-name="ce2"/>
          <table:table-cell office:value-type="string" table:style-name="ce2">
            <text:p>Deviation</text:p>
          </table:table-cell>
          <table:table-cell table:style-name="ce1"/>
          <table:table-cell office:value-type="string" table:style-name="ce2">
            <text:p>N</text:p>
          </table:table-cell>
          <table:table-cell table:style-name="ce3"/>
          <table:table-cell table:number-columns-repeated="16372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50073" table:style-name="ce2">
            <text:p>50073</text:p>
          </table:table-cell>
          <table:table-cell office:value-type="float" office:value="1" table:style-name="ce2">
            <text:p>1</text:p>
          </table:table-cell>
          <table:table-cell office:value-type="float" office:value="100" table:formula="of:=[.C11]" table:style-name="ce2">
            <text:p>100</text:p>
          </table:table-cell>
          <table:table-cell office:value-type="float" office:value="10000" table:formula="of:=[.F11]*[.F11]" table:style-name="ce2">
            <text:p>10000</text:p>
          </table:table-cell>
          <table:table-cell office:value-type="float" office:value="53006.740000000005" table:formula="of:=[.$F$4]+[.$F$5]*[.F11]+[.$F$6]*[.G11]" table:style-name="ce2">
            <text:p>53006.74</text:p>
          </table:table-cell>
          <table:table-cell office:value-type="float" office:value="-2933.7400000000052" table:formula="of:=[.D11]-[.H11]" table:style-name="ce2">
            <text:p>-2933.74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3006.740000000005" table:formula="of:=[.$F$4]+[.$F$5]*[.K11]+[.$F$6]*[.K11]*[.K11]" table:style-name="ce3">
            <text:p>53006.7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float" office:value="115283" table:style-name="ce2">
            <text:p>115283</text:p>
          </table:table-cell>
          <table:table-cell office:value-type="float" office:value="1" table:style-name="ce2">
            <text:p>1</text:p>
          </table:table-cell>
          <table:table-cell office:value-type="float" office:value="150" table:formula="of:=[.C12]" table:style-name="ce2">
            <text:p>150</text:p>
          </table:table-cell>
          <table:table-cell office:value-type="float" office:value="22500" table:formula="of:=[.F12]*[.F12]" table:style-name="ce2">
            <text:p>22500</text:p>
          </table:table-cell>
          <table:table-cell office:value-type="float" office:value="113921.58" table:formula="of:=[.$F$4]+[.$F$5]*[.F12]+[.$F$6]*[.G12]" table:style-name="ce2">
            <text:p>113921.58</text:p>
          </table:table-cell>
          <table:table-cell office:value-type="float" office:value="1361.4199999999983" table:formula="of:=[.D12]-[.H12]" table:style-name="ce2">
            <text:p>1361.42</text:p>
          </table:table-cell>
          <table:table-cell table:style-name="ce1"/>
          <table:table-cell office:value-type="float" office:value="150" table:style-name="ce2">
            <text:p>150</text:p>
          </table:table-cell>
          <table:table-cell office:value-type="float" office:value="113921.58000000002" table:formula="of:=[.$F$4]+[.$F$5]*[.K12]+[.$F$6]*[.K12]*[.K12]" table:style-name="ce3">
            <text:p>113921.5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204269" table:style-name="ce2">
            <text:p>204269</text:p>
          </table:table-cell>
          <table:table-cell office:value-type="float" office:value="1" table:style-name="ce2">
            <text:p>1</text:p>
          </table:table-cell>
          <table:table-cell office:value-type="float" office:value="200" table:formula="of:=[.C13]" table:style-name="ce2">
            <text:p>200</text:p>
          </table:table-cell>
          <table:table-cell office:value-type="float" office:value="40000" table:formula="of:=[.F13]*[.F13]" table:style-name="ce2">
            <text:p>40000</text:p>
          </table:table-cell>
          <table:table-cell office:value-type="float" office:value="200139.97000000003" table:formula="of:=[.$F$4]+[.$F$5]*[.F13]+[.$F$6]*[.G13]" table:style-name="ce2">
            <text:p>200139.97</text:p>
          </table:table-cell>
          <table:table-cell office:value-type="float" office:value="4129.0299999999697" table:formula="of:=[.D13]-[.H13]" table:style-name="ce2">
            <text:p>4129.03</text:p>
          </table:table-cell>
          <table:table-cell table:style-name="ce1"/>
          <table:table-cell office:value-type="float" office:value="200" table:style-name="ce2">
            <text:p>200</text:p>
          </table:table-cell>
          <table:table-cell office:value-type="float" office:value="200139.97000000003" table:formula="of:=[.$F$4]+[.$F$5]*[.K13]+[.$F$6]*[.K13]*[.K13]" table:style-name="ce3">
            <text:p>200139.9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250" table:style-name="ce2">
            <text:p>250</text:p>
          </table:table-cell>
          <table:table-cell office:value-type="float" office:value="310071" table:style-name="ce2">
            <text:p>310071</text:p>
          </table:table-cell>
          <table:table-cell office:value-type="float" office:value="1" table:style-name="ce2">
            <text:p>1</text:p>
          </table:table-cell>
          <table:table-cell office:value-type="float" office:value="250" table:formula="of:=[.C14]" table:style-name="ce2">
            <text:p>250</text:p>
          </table:table-cell>
          <table:table-cell office:value-type="float" office:value="62500" table:formula="of:=[.F14]*[.F14]" table:style-name="ce2">
            <text:p>62500</text:p>
          </table:table-cell>
          <table:table-cell office:value-type="float" office:value="311661.90999999997" table:formula="of:=[.$F$4]+[.$F$5]*[.F14]+[.$F$6]*[.G14]" table:style-name="ce2">
            <text:p>311661.91</text:p>
          </table:table-cell>
          <table:table-cell office:value-type="float" office:value="-1590.9099999999744" table:formula="of:=[.D14]-[.H14]" table:style-name="ce2">
            <text:p>-1590.91</text:p>
          </table:table-cell>
          <table:table-cell table:style-name="ce1"/>
          <table:table-cell office:value-type="float" office:value="250" table:style-name="ce2">
            <text:p>250</text:p>
          </table:table-cell>
          <table:table-cell office:value-type="float" office:value="311661.90999999997" table:formula="of:=[.$F$4]+[.$F$5]*[.K14]+[.$F$6]*[.K14]*[.K14]" table:style-name="ce3">
            <text:p>311661.9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39681" table:style-name="ce2">
            <text:p>439681</text:p>
          </table:table-cell>
          <table:table-cell office:value-type="float" office:value="1" table:style-name="ce2">
            <text:p>1</text:p>
          </table:table-cell>
          <table:table-cell office:value-type="float" office:value="300" table:formula="of:=[.C15]" table:style-name="ce2">
            <text:p>300</text:p>
          </table:table-cell>
          <table:table-cell office:value-type="float" office:value="90000" table:formula="of:=[.F15]*[.F15]" table:style-name="ce2">
            <text:p>90000</text:p>
          </table:table-cell>
          <table:table-cell office:value-type="float" office:value="448487.4" table:formula="of:=[.$F$4]+[.$F$5]*[.F15]+[.$F$6]*[.G15]" table:style-name="ce2">
            <text:p>448487.4</text:p>
          </table:table-cell>
          <table:table-cell office:value-type="float" office:value="-8806.4000000000233" table:formula="of:=[.D15]-[.H15]" table:style-name="ce2">
            <text:p>-8806.4</text:p>
          </table:table-cell>
          <table:table-cell table:style-name="ce1"/>
          <table:table-cell office:value-type="float" office:value="300" table:style-name="ce2">
            <text:p>300</text:p>
          </table:table-cell>
          <table:table-cell office:value-type="float" office:value="448487.40000000008" table:formula="of:=[.$F$4]+[.$F$5]*[.K15]+[.$F$6]*[.K15]*[.K15]" table:style-name="ce3">
            <text:p>448487.4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350" table:style-name="ce2">
            <text:p>350</text:p>
          </table:table-cell>
          <table:table-cell office:value-type="float" office:value="606659" table:style-name="ce2">
            <text:p>606659</text:p>
          </table:table-cell>
          <table:table-cell office:value-type="float" office:value="1" table:style-name="ce2">
            <text:p>1</text:p>
          </table:table-cell>
          <table:table-cell office:value-type="float" office:value="350" table:formula="of:=[.C16]" table:style-name="ce2">
            <text:p>350</text:p>
          </table:table-cell>
          <table:table-cell office:value-type="float" office:value="122500" table:formula="of:=[.F16]*[.F16]" table:style-name="ce2">
            <text:p>122500</text:p>
          </table:table-cell>
          <table:table-cell office:value-type="float" office:value="610616.43999999994" table:formula="of:=[.$F$4]+[.$F$5]*[.F16]+[.$F$6]*[.G16]" table:style-name="ce2">
            <text:p>610616.44</text:p>
          </table:table-cell>
          <table:table-cell office:value-type="float" office:value="-3957.4399999999441" table:formula="of:=[.D16]-[.H16]" table:style-name="ce2">
            <text:p>-3957.44</text:p>
          </table:table-cell>
          <table:table-cell table:style-name="ce1"/>
          <table:table-cell office:value-type="float" office:value="350" table:style-name="ce2">
            <text:p>350</text:p>
          </table:table-cell>
          <table:table-cell office:value-type="float" office:value="610616.44000000006" table:formula="of:=[.$F$4]+[.$F$5]*[.K16]+[.$F$6]*[.K16]*[.K16]" table:style-name="ce3">
            <text:p>610616.4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400" table:style-name="ce2">
            <text:p>400</text:p>
          </table:table-cell>
          <table:table-cell office:value-type="float" office:value="808253" table:style-name="ce2">
            <text:p>808253</text:p>
          </table:table-cell>
          <table:table-cell office:value-type="float" office:value="1" table:style-name="ce2">
            <text:p>1</text:p>
          </table:table-cell>
          <table:table-cell office:value-type="float" office:value="400" table:formula="of:=[.C17]" table:style-name="ce2">
            <text:p>400</text:p>
          </table:table-cell>
          <table:table-cell office:value-type="float" office:value="160000" table:formula="of:=[.F17]*[.F17]" table:style-name="ce2">
            <text:p>160000</text:p>
          </table:table-cell>
          <table:table-cell office:value-type="float" office:value="798049.03000000014" table:formula="of:=[.$F$4]+[.$F$5]*[.F17]+[.$F$6]*[.G17]" table:style-name="ce2">
            <text:p>798049.03</text:p>
          </table:table-cell>
          <table:table-cell office:value-type="float" office:value="10203.969999999856" table:formula="of:=[.D17]-[.H17]" table:style-name="ce2">
            <text:p>10203.97</text:p>
          </table:table-cell>
          <table:table-cell table:style-name="ce1"/>
          <table:table-cell office:value-type="float" office:value="400" table:style-name="ce2">
            <text:p>400</text:p>
          </table:table-cell>
          <table:table-cell office:value-type="float" office:value="798049.03000000014" table:formula="of:=[.$F$4]+[.$F$5]*[.K17]+[.$F$6]*[.K17]*[.K17]" table:style-name="ce3">
            <text:p>798049.0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450" table:style-name="ce2">
            <text:p>450</text:p>
          </table:table-cell>
          <table:table-cell office:value-type="float" office:value="1022639" table:style-name="ce2">
            <text:p>1022639</text:p>
          </table:table-cell>
          <table:table-cell office:value-type="float" office:value="1" table:style-name="ce2">
            <text:p>1</text:p>
          </table:table-cell>
          <table:table-cell office:value-type="float" office:value="450" table:formula="of:=[.C18]" table:style-name="ce2">
            <text:p>450</text:p>
          </table:table-cell>
          <table:table-cell office:value-type="float" office:value="202500" table:formula="of:=[.F18]*[.F18]" table:style-name="ce2">
            <text:p>202500</text:p>
          </table:table-cell>
          <table:table-cell office:value-type="float" office:value="1010785.17" table:formula="of:=[.$F$4]+[.$F$5]*[.F18]+[.$F$6]*[.G18]" table:style-name="ce2">
            <text:p>1010785.17</text:p>
          </table:table-cell>
          <table:table-cell office:value-type="float" office:value="11853.829999999958" table:formula="of:=[.D18]-[.H18]" table:style-name="ce2">
            <text:p>11853.83</text:p>
          </table:table-cell>
          <table:table-cell table:style-name="ce1"/>
          <table:table-cell office:value-type="float" office:value="450" table:style-name="ce2">
            <text:p>450</text:p>
          </table:table-cell>
          <table:table-cell office:value-type="float" office:value="1010785.17" table:formula="of:=[.$F$4]+[.$F$5]*[.K18]+[.$F$6]*[.K18]*[.K18]" table:style-name="ce3">
            <text:p>1010785.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500" table:style-name="ce2">
            <text:p>500</text:p>
          </table:table-cell>
          <table:table-cell office:value-type="float" office:value="1233377" table:style-name="ce2">
            <text:p>1233377</text:p>
          </table:table-cell>
          <table:table-cell office:value-type="float" office:value="1" table:style-name="ce2">
            <text:p>1</text:p>
          </table:table-cell>
          <table:table-cell office:value-type="float" office:value="500" table:formula="of:=[.C19]" table:style-name="ce2">
            <text:p>500</text:p>
          </table:table-cell>
          <table:table-cell office:value-type="float" office:value="250000" table:formula="of:=[.F19]*[.F19]" table:style-name="ce2">
            <text:p>250000</text:p>
          </table:table-cell>
          <table:table-cell office:value-type="float" office:value="1248824.8600000001" table:formula="of:=[.$F$4]+[.$F$5]*[.F19]+[.$F$6]*[.G19]" table:style-name="ce2">
            <text:p>1248824.86</text:p>
          </table:table-cell>
          <table:table-cell office:value-type="float" office:value="-15447.860000000102" table:formula="of:=[.D19]-[.H19]" table:style-name="ce2">
            <text:p>-15447.86</text:p>
          </table:table-cell>
          <table:table-cell table:style-name="ce1"/>
          <table:table-cell office:value-type="float" office:value="500" table:style-name="ce2">
            <text:p>500</text:p>
          </table:table-cell>
          <table:table-cell office:value-type="float" office:value="1248824.8600000001" table:formula="of:=[.$F$4]+[.$F$5]*[.K19]+[.$F$6]*[.K19]*[.K19]" table:style-name="ce3">
            <text:p>1248824.8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550" table:style-name="ce2">
            <text:p>550</text:p>
          </table:table-cell>
          <table:table-cell office:value-type="float" office:value="1531723" table:style-name="ce2">
            <text:p>1531723</text:p>
          </table:table-cell>
          <table:table-cell office:value-type="float" office:value="1" table:style-name="ce2">
            <text:p>1</text:p>
          </table:table-cell>
          <table:table-cell office:value-type="float" office:value="550" table:formula="of:=[.C20]" table:style-name="ce2">
            <text:p>550</text:p>
          </table:table-cell>
          <table:table-cell office:value-type="float" office:value="302500" table:formula="of:=[.F20]*[.F20]" table:style-name="ce2">
            <text:p>302500</text:p>
          </table:table-cell>
          <table:table-cell office:value-type="float" office:value="1512168.1" table:formula="of:=[.$F$4]+[.$F$5]*[.F20]+[.$F$6]*[.G20]" table:style-name="ce2">
            <text:p>1512168.1</text:p>
          </table:table-cell>
          <table:table-cell office:value-type="float" office:value="19554.899999999907" table:formula="of:=[.D20]-[.H20]" table:style-name="ce2">
            <text:p>19554.9</text:p>
          </table:table-cell>
          <table:table-cell table:style-name="ce1"/>
          <table:table-cell office:value-type="float" office:value="550" table:style-name="ce2">
            <text:p>550</text:p>
          </table:table-cell>
          <table:table-cell office:value-type="float" office:value="1512168.0999999999" table:formula="of:=[.$F$4]+[.$F$5]*[.K20]+[.$F$6]*[.K20]*[.K20]" table:style-name="ce3">
            <text:p>1512168.1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600" table:style-name="ce2">
            <text:p>600</text:p>
          </table:table-cell>
          <table:table-cell office:value-type="float" office:value="1823733" table:style-name="ce2">
            <text:p>1823733</text:p>
          </table:table-cell>
          <table:table-cell office:value-type="float" office:value="1" table:style-name="ce2">
            <text:p>1</text:p>
          </table:table-cell>
          <table:table-cell office:value-type="float" office:value="600" table:formula="of:=[.C21]" table:style-name="ce2">
            <text:p>600</text:p>
          </table:table-cell>
          <table:table-cell office:value-type="float" office:value="360000" table:formula="of:=[.F21]*[.F21]" table:style-name="ce2">
            <text:p>360000</text:p>
          </table:table-cell>
          <table:table-cell office:value-type="float" office:value="1800814.8900000001" table:formula="of:=[.$F$4]+[.$F$5]*[.F21]+[.$F$6]*[.G21]" table:style-name="ce2">
            <text:p>1800814.89</text:p>
          </table:table-cell>
          <table:table-cell office:value-type="float" office:value="22918.10999999987" table:formula="of:=[.D21]-[.H21]" table:style-name="ce2">
            <text:p>22918.11</text:p>
          </table:table-cell>
          <table:table-cell table:style-name="ce1"/>
          <table:table-cell office:value-type="float" office:value="600" table:style-name="ce2">
            <text:p>600</text:p>
          </table:table-cell>
          <table:table-cell office:value-type="float" office:value="1800814.8900000004" table:formula="of:=[.$F$4]+[.$F$5]*[.K21]+[.$F$6]*[.K21]*[.K21]" table:style-name="ce3">
            <text:p>1800814.8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650" table:style-name="ce2">
            <text:p>650</text:p>
          </table:table-cell>
          <table:table-cell office:value-type="float" office:value="2078575" table:style-name="ce2">
            <text:p>2078575</text:p>
          </table:table-cell>
          <table:table-cell office:value-type="float" office:value="1" table:style-name="ce2">
            <text:p>1</text:p>
          </table:table-cell>
          <table:table-cell office:value-type="float" office:value="650" table:formula="of:=[.C22]" table:style-name="ce2">
            <text:p>650</text:p>
          </table:table-cell>
          <table:table-cell office:value-type="float" office:value="422500" table:formula="of:=[.F22]*[.F22]" table:style-name="ce2">
            <text:p>422500</text:p>
          </table:table-cell>
          <table:table-cell office:value-type="float" office:value="2114765.23" table:formula="of:=[.$F$4]+[.$F$5]*[.F22]+[.$F$6]*[.G22]" table:style-name="ce2">
            <text:p>2114765.23</text:p>
          </table:table-cell>
          <table:table-cell office:value-type="float" office:value="-36190.229999999981" table:formula="of:=[.D22]-[.H22]" table:style-name="ce2">
            <text:p>-36190.23</text:p>
          </table:table-cell>
          <table:table-cell table:style-name="ce1"/>
          <table:table-cell office:value-type="float" office:value="650" table:style-name="ce2">
            <text:p>650</text:p>
          </table:table-cell>
          <table:table-cell office:value-type="float" office:value="2114765.23" table:formula="of:=[.$F$4]+[.$F$5]*[.K22]+[.$F$6]*[.K22]*[.K22]" table:style-name="ce3">
            <text:p>2114765.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700" table:style-name="ce2">
            <text:p>700</text:p>
          </table:table-cell>
          <table:table-cell office:value-type="float" office:value="2430057" table:style-name="ce2">
            <text:p>2430057</text:p>
          </table:table-cell>
          <table:table-cell office:value-type="float" office:value="1" table:style-name="ce2">
            <text:p>1</text:p>
          </table:table-cell>
          <table:table-cell office:value-type="float" office:value="700" table:formula="of:=[.C23]" table:style-name="ce2">
            <text:p>700</text:p>
          </table:table-cell>
          <table:table-cell office:value-type="float" office:value="490000" table:formula="of:=[.F23]*[.F23]" table:style-name="ce2">
            <text:p>490000</text:p>
          </table:table-cell>
          <table:table-cell office:value-type="float" office:value="2454019.12" table:formula="of:=[.$F$4]+[.$F$5]*[.F23]+[.$F$6]*[.G23]" table:style-name="ce2">
            <text:p>2454019.12</text:p>
          </table:table-cell>
          <table:table-cell office:value-type="float" office:value="-23962.120000000112" table:formula="of:=[.D23]-[.H23]" table:style-name="ce2">
            <text:p>-23962.12</text:p>
          </table:table-cell>
          <table:table-cell table:style-name="ce1"/>
          <table:table-cell office:value-type="float" office:value="700" table:style-name="ce2">
            <text:p>700</text:p>
          </table:table-cell>
          <table:table-cell office:value-type="float" office:value="2454019.1200000006" table:formula="of:=[.$F$4]+[.$F$5]*[.K23]+[.$F$6]*[.K23]*[.K23]" table:style-name="ce3">
            <text:p>2454019.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750" table:style-name="ce2">
            <text:p>750</text:p>
          </table:table-cell>
          <table:table-cell office:value-type="float" office:value="2839907" table:style-name="ce2">
            <text:p>2839907</text:p>
          </table:table-cell>
          <table:table-cell office:value-type="float" office:value="1" table:style-name="ce2">
            <text:p>1</text:p>
          </table:table-cell>
          <table:table-cell office:value-type="float" office:value="750" table:formula="of:=[.C24]" table:style-name="ce2">
            <text:p>750</text:p>
          </table:table-cell>
          <table:table-cell office:value-type="float" office:value="562500" table:formula="of:=[.F24]*[.F24]" table:style-name="ce2">
            <text:p>562500</text:p>
          </table:table-cell>
          <table:table-cell office:value-type="float" office:value="2818576.56" table:formula="of:=[.$F$4]+[.$F$5]*[.F24]+[.$F$6]*[.G24]" table:style-name="ce2">
            <text:p>2818576.56</text:p>
          </table:table-cell>
          <table:table-cell office:value-type="float" office:value="21330.439999999944" table:formula="of:=[.D24]-[.H24]" table:style-name="ce2">
            <text:p>21330.44</text:p>
          </table:table-cell>
          <table:table-cell table:style-name="ce1"/>
          <table:table-cell office:value-type="float" office:value="750" table:style-name="ce2">
            <text:p>750</text:p>
          </table:table-cell>
          <table:table-cell office:value-type="float" office:value="2818576.56" table:formula="of:=[.$F$4]+[.$F$5]*[.K24]+[.$F$6]*[.K24]*[.K24]" table:style-name="ce3">
            <text:p>2818576.5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800" table:style-name="ce2">
            <text:p>800</text:p>
          </table:table-cell>
          <table:table-cell office:value-type="float" office:value="3198821" table:style-name="ce2">
            <text:p>3198821</text:p>
          </table:table-cell>
          <table:table-cell office:value-type="float" office:value="1" table:style-name="ce2">
            <text:p>1</text:p>
          </table:table-cell>
          <table:table-cell office:value-type="float" office:value="800" table:formula="of:=[.C25]" table:style-name="ce2">
            <text:p>800</text:p>
          </table:table-cell>
          <table:table-cell office:value-type="float" office:value="640000" table:formula="of:=[.F25]*[.F25]" table:style-name="ce2">
            <text:p>640000</text:p>
          </table:table-cell>
          <table:table-cell office:value-type="float" office:value="3208437.5500000003" table:formula="of:=[.$F$4]+[.$F$5]*[.F25]+[.$F$6]*[.G25]" table:style-name="ce2">
            <text:p>3208437.55</text:p>
          </table:table-cell>
          <table:table-cell office:value-type="float" office:value="-9616.5500000002794" table:formula="of:=[.D25]-[.H25]" table:style-name="ce2">
            <text:p>-9616.55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office:value-type="float" office:value="3208437.5500000003" table:formula="of:=[.$F$4]+[.$F$5]*[.K25]+[.$F$6]*[.K25]*[.K25]" table:style-name="ce3">
            <text:p>3208437.5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850" table:style-name="ce2">
            <text:p>850</text:p>
          </table:table-cell>
          <table:table-cell office:value-type="float" office:value="3634767" table:style-name="ce2">
            <text:p>3634767</text:p>
          </table:table-cell>
          <table:table-cell office:value-type="float" office:value="1" table:style-name="ce2">
            <text:p>1</text:p>
          </table:table-cell>
          <table:table-cell office:value-type="float" office:value="850" table:formula="of:=[.C26]" table:style-name="ce2">
            <text:p>850</text:p>
          </table:table-cell>
          <table:table-cell office:value-type="float" office:value="722500" table:formula="of:=[.F26]*[.F26]" table:style-name="ce2">
            <text:p>722500</text:p>
          </table:table-cell>
          <table:table-cell office:value-type="float" office:value="3623602.0900000003" table:formula="of:=[.$F$4]+[.$F$5]*[.F26]+[.$F$6]*[.G26]" table:style-name="ce2">
            <text:p>3623602.09</text:p>
          </table:table-cell>
          <table:table-cell office:value-type="float" office:value="11164.909999999683" table:formula="of:=[.D26]-[.H26]" table:style-name="ce2">
            <text:p>11164.91</text:p>
          </table:table-cell>
          <table:table-cell table:style-name="ce1"/>
          <table:table-cell office:value-type="float" office:value="850" table:style-name="ce2">
            <text:p>850</text:p>
          </table:table-cell>
          <table:table-cell office:value-type="float" office:value="3623602.0900000003" table:formula="of:=[.$F$4]+[.$F$5]*[.K26]+[.$F$6]*[.K26]*[.K26]" table:style-name="ce3">
            <text:p>3623602.09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table:style-name="ce1">
            <draw:frame draw:z-index="1" draw:id="id1" draw:style-name="a1" draw:name="Chart 1" svg:x="0.0004in" svg:y="0.0244in" svg:width="13.3492in" svg:height="6.29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8" table:style-name="ro3">
          <table:table-cell table:number-columns-repeated="16384"/>
        </table:table-row>
      </table:table>
      <table:table table:name="dfTimingAnalysis" table:style-name="ta2">
        <table:table-column table:style-name="co1" table:number-columns-repeated="3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4"/>
        <table:table-column table:style-name="co1" table:default-cell-style-name="ce3"/>
        <table:table-column table:style-name="co4" table:number-columns-repeated="16374" table:default-cell-style-name="ce1"/>
        <table:table-row table:number-rows-repeated="2" table:style-name="ro1">
          <table:table-cell table:number-columns-repeated="2"/>
          <table:table-cell table:style-name="ce1"/>
          <table:table-cell table:number-columns-repeated="5"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number-columns-repeated="2" table:style-name="ce2"/>
          <table:table-cell office:value-type="string" table:style-name="ce15">
            <text:p>Step 3a</text:p>
          </table:table-cell>
          <table:table-cell office:value-type="string" table:style-name="ce19">
            <text:p>plug Step1b and Step 2</text:p>
          </table:table-cell>
          <table:table-cell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2">
          <table:table-cell table:number-columns-repeated="2"/>
          <table:table-cell table:style-name="ce1"/>
          <table:table-cell table:number-columns-repeated="2" table:style-name="ce2"/>
          <table:table-cell office:value-type="string" table:style-name="ce15">
            <text:p>Step 3b</text:p>
          </table:table-cell>
          <table:table-cell office:value-type="string" table:style-name="ce2">
            <text:p>Fill coeff</text:p>
          </table:table-cell>
          <table:table-cell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table:number-columns-repeated="2"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2"/>
          <table:table-cell office:value-type="string" table:style-name="ce2">
            <text:p>C1 =</text:p>
          </table:table-cell>
          <table:table-cell table:style-name="ce5"/>
          <table:table-cell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2"/>
          <table:table-cell office:value-type="string" table:style-name="ce2">
            <text:p>C2 =</text:p>
          </table:table-cell>
          <table:table-cell table:style-name="ce5"/>
          <table:table-cell table:style-name="ce2"/>
          <table:table-cell office:value-type="string" table:style-name="ce11">
            <text:p>Curve Fit</text:p>
          </table:table-cell>
          <table:table-cell office:value-type="string" table:number-columns-spanned="3" table:number-rows-spanned="1" table:style-name="ce13">
            <text:p><text:s text:c="2"/>= C0+C1*N^1+C2*n^2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table:number-columns-repeated="2"/>
          <table:table-cell table:style-name="ce1"/>
          <table:table-cell table:number-columns-repeated="6" table:style-name="ce2"/>
          <table:table-cell office:value-type="string" table:style-name="ce7">
            <text:p><text:s text:c="2"/>=$G$5+$G$6*G13+$G$7*H13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15">
            <text:p>Step 2</text:p>
          </table:table-cell>
          <table:table-cell table:number-columns-repeated="3" table:style-name="ce2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2">
            <text:p>y`=y+e</text:p>
          </table:table-cell>
          <table:table-cell table:style-name="ce2"/>
          <table:table-cell office:value-type="string" table:style-name="ce15">
            <text:p>Step 1b</text:p>
          </table:table-cell>
          <table:table-cell table:style-name="ce2"/>
          <table:table-cell table:style-name="ce4"/>
          <table:table-cell table:style-name="ce3"/>
          <table:table-cell table:style-name="ce1"/>
          <table:table-cell office:value-type="string" table:style-name="ce18">
            <text:p>Step 6</text:p>
          </table:table-cell>
          <table:table-cell office:value-type="string" table:style-name="ce18">
            <text:p>Simulate with Curve Fit with Curve Fit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1"/>
          <table:table-cell office:value-type="string" table:style-name="ce15">
            <text:p>Step 1a</text:p>
          </table:table-cell>
          <table:table-cell office:value-type="string" table:style-name="ce2">
            <text:p>f.dat file</text:p>
          </table:table-cell>
          <table:table-cell office:value-type="string" table:number-columns-spanned="3" table:number-rows-spanned="1" table:style-name="ce9">
            <text:p>r.dat file</text:p>
          </table:table-cell>
          <table:covered-table-cell table:number-columns-repeated="2"/>
          <table:table-cell office:value-type="string" table:style-name="ce16">
            <text:p>Step 4</text:p>
          </table:table-cell>
          <table:table-cell office:value-type="string" table:style-name="ce17">
            <text:p><text:s/>Step 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2">
            <text:p>Coun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Time(secs)</text:p>
          </table:table-cell>
          <table:table-cell office:value-type="string" table:style-name="ce10">
            <text:p>N^0</text:p>
          </table:table-cell>
          <table:table-cell office:value-type="string" table:style-name="ce10">
            <text:p>N^1</text:p>
          </table:table-cell>
          <table:table-cell office:value-type="string" table:style-name="ce10">
            <text:p>N^2</text:p>
          </table:table-cell>
          <table:table-cell office:value-type="string" table:style-name="ce4">
            <text:p>Curve Fit</text:p>
          </table:table-cell>
          <table:table-cell office:value-type="string" table:style-name="ce3">
            <text:p>Deviation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3" table:style-name="ce10"/>
          <table:table-cell office:value-type="float" office:value="0" table:formula="of:=[.$G$5]+[.$G$6]*[.G13]+[.$G$7]*[.H13]" table:style-name="ce6">
            <text:p>0.0</text:p>
          </table:table-cell>
          <table:table-cell office:value-type="float" office:value="0" table:formula="of:=[.I13]-[.E13]" table:style-name="ce3">
            <text:p>0.0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2" table:style-name="ce2">
            <text:p>2</text:p>
          </table:table-cell>
          <table:table-cell table:number-columns-repeated="2" table:style-name="ce2"/>
          <table:table-cell table:number-columns-repeated="3" table:style-name="ce10"/>
          <table:table-cell office:value-type="float" office:value="0" table:formula="of:=[.$G$5]+[.$G$6]*[.G14]+[.$G$7]*[.H14]" table:style-name="ce6">
            <text:p>0.0</text:p>
          </table:table-cell>
          <table:table-cell office:value-type="float" office:value="0" table:formula="of:=[.I14]-[.E14]" table:style-name="ce3">
            <text:p>0.0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" table:style-name="ce2">
            <text:p>3</text:p>
          </table:table-cell>
          <table:table-cell table:number-columns-repeated="2" table:style-name="ce2"/>
          <table:table-cell table:number-columns-repeated="3" table:style-name="ce10"/>
          <table:table-cell office:value-type="float" office:value="0" table:formula="of:=[.$G$5]+[.$G$6]*[.G15]+[.$G$7]*[.H15]" table:style-name="ce6">
            <text:p>0.0</text:p>
          </table:table-cell>
          <table:table-cell office:value-type="float" office:value="0" table:formula="of:=[.I15]-[.E15]" table:style-name="ce3">
            <text:p>0.0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4" table:style-name="ce2">
            <text:p>4</text:p>
          </table:table-cell>
          <table:table-cell table:number-columns-repeated="2" table:style-name="ce2"/>
          <table:table-cell table:number-columns-repeated="3" table:style-name="ce10"/>
          <table:table-cell office:value-type="float" office:value="0" table:formula="of:=[.$G$5]+[.$G$6]*[.G16]+[.$G$7]*[.H16]" table:style-name="ce6">
            <text:p>0.0</text:p>
          </table:table-cell>
          <table:table-cell office:value-type="float" office:value="0" table:formula="of:=[.I16]-[.E16]" table:style-name="ce3">
            <text:p>0.0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table:number-columns-repeated="2" table:style-name="ce2"/>
          <table:table-cell table:number-columns-repeated="3" table:style-name="ce10"/>
          <table:table-cell office:value-type="float" office:value="0" table:formula="of:=[.$G$5]+[.$G$6]*[.G17]+[.$G$7]*[.H17]" table:style-name="ce6">
            <text:p>0.0</text:p>
          </table:table-cell>
          <table:table-cell office:value-type="float" office:value="0" table:formula="of:=[.I17]-[.E17]" table:style-name="ce3">
            <text:p>0.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table:number-columns-repeated="2" table:style-name="ce2"/>
          <table:table-cell table:number-columns-repeated="3" table:style-name="ce10"/>
          <table:table-cell office:value-type="float" office:value="0" table:formula="of:=[.$G$5]+[.$G$6]*[.G18]+[.$G$7]*[.H18]" table:style-name="ce6">
            <text:p>0.0</text:p>
          </table:table-cell>
          <table:table-cell office:value-type="float" office:value="0" table:formula="of:=[.I18]-[.E18]" table:style-name="ce3">
            <text:p>0.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7" table:style-name="ce2">
            <text:p>7</text:p>
          </table:table-cell>
          <table:table-cell table:number-columns-repeated="2" table:style-name="ce2"/>
          <table:table-cell table:number-columns-repeated="3" table:style-name="ce10"/>
          <table:table-cell office:value-type="float" office:value="0" table:formula="of:=[.$G$5]+[.$G$6]*[.G19]+[.$G$7]*[.H19]" table:style-name="ce6">
            <text:p>0.0</text:p>
          </table:table-cell>
          <table:table-cell office:value-type="float" office:value="0" table:formula="of:=[.I19]-[.E19]" table:style-name="ce3">
            <text:p>0.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8" table:style-name="ce2">
            <text:p>8</text:p>
          </table:table-cell>
          <table:table-cell table:number-columns-repeated="2" table:style-name="ce2"/>
          <table:table-cell table:number-columns-repeated="3" table:style-name="ce10"/>
          <table:table-cell office:value-type="float" office:value="0" table:formula="of:=[.$G$5]+[.$G$6]*[.G20]+[.$G$7]*[.H20]" table:style-name="ce6">
            <text:p>0.0</text:p>
          </table:table-cell>
          <table:table-cell office:value-type="float" office:value="0" table:formula="of:=[.I20]-[.E20]" table:style-name="ce3">
            <text:p>0.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" table:style-name="ce2">
            <text:p>9</text:p>
          </table:table-cell>
          <table:table-cell table:number-columns-repeated="2" table:style-name="ce2"/>
          <table:table-cell table:number-columns-repeated="3" table:style-name="ce10"/>
          <table:table-cell office:value-type="float" office:value="0" table:formula="of:=[.$G$5]+[.$G$6]*[.G21]+[.$G$7]*[.H21]" table:style-name="ce6">
            <text:p>0.0</text:p>
          </table:table-cell>
          <table:table-cell office:value-type="float" office:value="0" table:formula="of:=[.I21]-[.E21]" table:style-name="ce3">
            <text:p>0.00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1">
            <draw:frame draw:z-index="1" draw:id="id2" draw:style-name="a2" draw:name="Chart 1" svg:x="0.2193in" svg:y="0.1264in" svg:width="13.6469in" svg:height="6.740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37">
      <number:number number:decimal-places="1" number:min-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Mark Lehr</meta:initial-creator>
    <dc:creator>Fernandez, Danielle</dc:creator>
    <meta:creation-date>2020-09-23T19:12:23Z</meta:creation-date>
    <dc:date>2023-10-20T23:02:11Z</dc:date>
    <meta:editing-cycles>10</meta:editing-cycles>
    <meta:editing-duration>PT31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85.3231496062992pt" svg:width="982.5767716535433pt" chart:style-name="Crt0">
        <chart:title chart:style-name="CT00">
          <text:p text:style-name="a0" text:class-names="" text:cond-style-name=""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TimingAnalysis_(2).$E$11" chart:values-cell-range-address="TimingAnalysis_(2).$E$13:.$E$21" chart:class="chart:scatter" chart:attached-axis="primary-y" chart:style-name="G0S0">
            <chart:domain table:cell-range-address="TimingAnalysis_(2).$G$13:.$G$21"/>
            <chart:data-point chart:repeated="9"/>
          </chart:series>
          <chart:series chart:label-cell-address="TimingAnalysis_(2).$I$12" chart:values-cell-range-address="TimingAnalysis_(2).$I$13:.$I$21" chart:class="chart:scatter" chart:attached-axis="primary-y" chart:style-name="G0S1">
            <chart:domain table:cell-range-address="TimingAnalysis_(2).$G$13:.$G$21"/>
            <chart:data-point chart:repeated="9"/>
          </chart:series>
          <chart:series chart:label-cell-address="TimingAnalysis_(2).$J$13" chart:values-cell-range-address="TimingAnalysis_(2).$J$13:.$J$21" chart:class="chart:scatter" chart:attached-axis="primary-y" chart:style-name="G0S2">
            <chart:domain table:cell-range-address="TimingAnalysis_(2).$D$13:.$D$21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53.0311811023622pt" svg:width="961.1423622047245pt" chart:style-name="Crt0">
        <chart:title chart:style-name="CT00">
          <text:p text:style-name="a0" text:class-names="" text:cond-style-name=""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OperationalAnalysis.$D$8" chart:values-cell-range-address="OperationalAnalysis.$D$11:.$D$26" chart:class="chart:scatter" chart:attached-axis="primary-y" chart:style-name="G0S0">
            <chart:domain table:cell-range-address="OperationalAnalysis.$C$11:.$C$26"/>
            <chart:data-point chart:repeated="16"/>
          </chart:series>
          <chart:series chart:label-cell-address="OperationalAnalysis.$L$8" chart:values-cell-range-address="OperationalAnalysis.$L$11:.$L$26" chart:class="chart:scatter" chart:attached-axis="primary-y" chart:style-name="G0S1">
            <chart:domain table:cell-range-address="OperationalAnalysis.$K$11:.$K$26"/>
            <chart:data-point chart:repeated="1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85.3231496062992pt" svg:width="982.5767716535433pt" chart:style-name="Crt0">
        <chart:title chart:style-name="CT00">
          <text:p text:style-name="a0" text:class-names="" text:cond-style-name=""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dfTimingAnalysis.$E$11" chart:values-cell-range-address="dfTimingAnalysis.$E$13:.$E$21" chart:class="chart:scatter" chart:attached-axis="primary-y" chart:style-name="G0S0">
            <chart:domain table:cell-range-address="dfTimingAnalysis.$G$13:.$G$21"/>
            <chart:data-point chart:repeated="9"/>
          </chart:series>
          <chart:series chart:label-cell-address="dfTimingAnalysis.$I$12" chart:values-cell-range-address="dfTimingAnalysis.$I$13:.$I$21" chart:class="chart:scatter" chart:attached-axis="primary-y" chart:style-name="G0S1">
            <chart:domain table:cell-range-address="dfTimingAnalysis.$G$13:.$G$21"/>
            <chart:data-point chart:repeated="9"/>
          </chart:series>
          <chart:series chart:label-cell-address="dfTimingAnalysis.$J$13" chart:values-cell-range-address="dfTimingAnalysis.$J$13:.$J$21" chart:class="chart:scatter" chart:attached-axis="primary-y" chart:style-name="G0S2">
            <chart:domain table:cell-range-address="dfTimingAnalysis.$D$13:.$D$21"/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